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805cm"/>
    </style:style>
    <style:style style:name="co3" style:family="table-column">
      <style:table-column-properties fo:break-before="auto" style:column-width="10.409cm"/>
    </style:style>
    <style:style style:name="co4" style:family="table-column">
      <style:table-column-properties fo:break-before="auto" style:column-width="4.376cm"/>
    </style:style>
    <style:style style:name="co5" style:family="table-column">
      <style:table-column-properties fo:break-before="auto" style:column-width="7.257cm"/>
    </style:style>
    <style:style style:name="co6" style:family="table-column">
      <style:table-column-properties fo:break-before="auto" style:column-width="6.454cm"/>
    </style:style>
    <style:style style:name="co7" style:family="table-column">
      <style:table-column-properties fo:break-before="auto" style:column-width="2.856cm"/>
    </style:style>
    <style:style style:name="ro3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est Case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s</text:p>
          </table:table-cell>
          <table:table-cell table:style-name="ce1" office:value-type="string">
            <text:p>Pass/Fail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rify article is added</text:p>
          </table:table-cell>
          <table:table-cell office:value-type="string">
            <text:p>1. Open <text:a xlink:href="https://qa-task.backbasecloud.com/">https://qa-task.backbasecloud.com/</text:a></text:p>
          </table:table-cell>
          <table:table-cell/>
          <table:table-cell office:value-type="string">
            <text:p>Post is added and visible for not logged user</text:p>
          </table:table-cell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2. Click New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3. Fill in all field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4. Click publish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5. Logou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6. Open home pag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7. Verify new post is added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erify article is updated</text:p>
          </table:table-cell>
          <table:table-cell table:style-name="ce2" office:value-type="string">
            <text:p>1. Open <text:a xlink:href="https://qa-task.backbasecloud.com/">https://qa-task.backbasecloud.com/</text:a></text:p>
          </table:table-cell>
          <table:table-cell table:style-name="ce2"/>
          <table:table-cell table:style-name="ce2" office:value-type="string">
            <text:p>Post about section is updated</text:p>
          </table:table-cell>
          <table:table-cell table:style-name="ce2" office:value-type="string">
            <text:p>As expected</text:p>
          </table:table-cell>
          <table:table-cell table:style-name="ce2" office:value-type="string">
            <text:p>Pas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3. Navigate to <text:a xlink:href="https://qa-task.backbasecloud.com/#/profile/pwtest">https://qa-task.backbasecloud.com/#/profile/pwtest</text:a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4. Select top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5. Click on edit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6. Change about section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7. Click on publish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8. Open profile, my articles tab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9. Verify article is updated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>
            <text:p>10. Logout</text:p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Verify article is added with empty data</text:p>
          </table:table-cell>
          <table:table-cell table:number-columns-repeated="2"/>
          <table:table-cell office:value-type="string">
            <text:p>Article is added with empty field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 table:number-columns-repeated="2"/>
          <table:table-cell office:value-type="string">
            <text:p>As expected</text:p>
          </table:table-cell>
          <table:table-cell office:value-type="string">
            <text:p>Pass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4. Fill in title, about, description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5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6. Fill in title, descritpion, tag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7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8. Fill in title about, tags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9. Click publish article</text:p>
          </table:table-cell>
          <table:table-cell/>
          <table:table-cell office:value-type="string">
            <text:p>Post is add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10. Open profile, my articles tab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11. Verify new post is added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>
            <text:p>12. Logout</text:p>
          </table:table-cell>
          <table:table-cell table:style-name="ce3"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Verify article is not added with empty title</text:p>
          </table:table-cell>
          <table:table-cell table:number-columns-repeated="2"/>
          <table:table-cell office:value-type="string">
            <text:p>Article is not added without titl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 table:number-columns-repeated="2"/>
          <table:table-cell office:value-type="string">
            <text:p>Post shouldnt be added with empty title</text:p>
          </table:table-cell>
          <table:table-cell office:value-type="string">
            <text:p>Fail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4. Fill in all fields except title</text:p>
          </table:table-cell>
          <table:table-cell office:value-type="string">
            <text:p>Any string values 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5. Click publish article</text:p>
          </table:table-cell>
          <table:table-cell/>
          <table:table-cell office:value-type="string">
            <text:p>Post is not add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6. Open profile, my articles tab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>
            <text:p>7. Verify new post is not added</text:p>
          </table:table-cell>
          <table:table-cell table:style-name="ce3" table:number-columns-repeated="102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Verify article valida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1. Open <text:a xlink:href="https://qa-task.backbasecloud.com/">https://qa-task.backbasecloud.com/</text:a></text:p>
          </table:table-cell>
          <table:table-cell/>
          <table:table-cell office:value-type="string">
            <text:p>Fields are validated</text:p>
          </table:table-cell>
          <table:table-cell office:value-type="string">
            <text:p>Fields are not validated</text:p>
          </table:table-cell>
          <table:table-cell office:value-type="string">
            <text:p>Fail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2. Enter Login and password</text:p>
          </table:table-cell>
          <table:table-cell office:value-type="string">
            <text:p>user: pwtest, pass: pw12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3. Click New Pos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4. Enter special marks into all fields</text:p>
          </table:table-cell>
          <table:table-cell office:value-type="string">
            <text:p>!@#$%^&amp;*(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5. Click publish artic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6. Red labels appear with info „please enter correct data”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/>
          <table:table-cell office:value-type="string">
            <text:p>Here I should add testcases for backend, eg the one that I automated: 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nding post request to endpoint /login with basic authorization → response body contains toke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nding post request to endpoint /articles with basic authorization and jwtauthorization Token token, with new article body. Verify status code and response contains fields:.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nding get request to endpoint /articles to get all articles. Verify that added article in previous step is in response collection.</text:p>
          </table:table-cell>
          <table:table-cell table:number-columns-repeated="1022"/>
        </table:table-row>
      </table:table>
      <table:table table:name="Arkusz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19.10.2020</text:date>, <text:time>09:52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0:43:33</meta:creation-date>
    <dc:date>2020-10-19T09:52:31</dc:date>
    <meta:editing-duration>PT46M6S</meta:editing-duration>
    <meta:editing-cycles>7</meta:editing-cycles>
    <meta:generator>OpenOffice/4.1.6$Unix OpenOffice.org_project/416m1$Build-9790</meta:generator>
    <meta:document-statistic meta:table-count="3" meta:cell-count="95" meta:object-count="0"/>
    <meta:user-defined meta:name=""/>
  </office:meta>
</office:document-meta>
</file>